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1.729cm" fo:min-width="3.49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648cm" fo:min-width="3.913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55cm" fo:min-width="3.912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472cm" fo:min-width="3.912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742cm" fo:min-width="2.778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742cm" fo:min-width="3.36cm" fo:padding-top="0.137cm" fo:padding-bottom="0.137cm" fo:padding-left="0.262cm" fo:padding-right="0.262cm"/>
    </style:style>
    <style:style style:name="gr8" style:family="graphic" style:parent-style-name="standard">
      <style:graphic-properties svg:stroke-width="0.106cm" svg:stroke-color="#ff3300" draw:marker-start-width="0.358cm" draw:marker-end-width="0.358cm" draw:textarea-horizontal-align="justify" draw:textarea-vertical-align="middle" draw:auto-grow-height="false" fo:min-height="2.55cm" fo:min-width="2.878cm" fo:padding-top="0.177cm" fo:padding-bottom="0.177cm" fo:padding-left="0.302cm" fo:padding-right="0.302cm"/>
    </style:style>
    <style:style style:name="gr9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823cm" fo:min-width="4.14cm" fo:padding-top="0.137cm" fo:padding-bottom="0.137cm" fo:padding-left="0.262cm" fo:padding-right="0.26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06cm" svg:stroke-color="#6666ff" draw:marker-start-width="0.358cm" draw:marker-end-width="0.358cm" draw:textarea-horizontal-align="justify" draw:textarea-vertical-align="middle" draw:auto-grow-height="false" fo:min-height="3.312cm" fo:min-width="2.878cm" fo:padding-top="0.177cm" fo:padding-bottom="0.177cm" fo:padding-left="0.302cm" fo:padding-right="0.302cm"/>
    </style:style>
    <style:style style:name="gr12" style:family="graphic" style:parent-style-name="standard" style:list-style-name="L1">
      <style:graphic-properties svg:stroke-width="0.106cm" svg:stroke-color="#ff3333" draw:marker-start-width="0.358cm" draw:marker-end-width="0.358cm" draw:textarea-horizontal-align="justify" draw:textarea-vertical-align="middle" draw:auto-grow-height="false" fo:min-height="2.55cm" fo:min-width="4.703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3300" draw:marker-start-width="0.358cm" draw:marker-end-width="0.358cm" draw:textarea-horizontal-align="justify" draw:textarea-vertical-align="middle" draw:auto-grow-height="false" fo:min-height="0.555cm" fo:min-width="1.174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6666ff" draw:marker-start-width="0.358cm" draw:marker-end-width="0.358cm" draw:textarea-horizontal-align="justify" draw:textarea-vertical-align="middle" draw:auto-grow-height="false" fo:min-height="0.518cm" fo:min-width="1.174cm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0.135cm"/>
    </style:style>
    <style:style style:name="gr19" style:family="graphic" style:parent-style-name="standard" style:list-style-name="L1">
      <style:graphic-properties svg:stroke-width="0.106cm" svg:stroke-color="#ff3333" draw:marker-start-width="0.358cm" draw:marker-end-width="0.358cm" draw:textarea-horizontal-align="justify" draw:textarea-vertical-align="middle" draw:auto-grow-height="false" fo:min-height="2.55cm" fo:min-width="5.01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808080" style:font-name="Arial" fo:font-size="15pt" fo:font-style="italic" style:letter-kerning="true" style:font-name-asian="Droid Sans Fallback" style:font-size-asian="15pt" style:font-style-asian="italic" style:font-size-complex="15pt" style:font-style-complex="italic"/>
    </style:style>
    <style:style style:name="P4" style:family="paragraph">
      <loext:graphic-properties draw:fill="none" draw:fill-color="#ffffff"/>
    </style:style>
    <style:style style:name="T1" style:family="text">
      <style:text-properties fo:color="#808080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21cm" svg:height="2.003cm" svg:x="7.418cm" svg:y="3.423cm">
          <text:p text:style-name="P1">SURFACE3D</text:p>
          <text:p text:style-name="P1"><text:span text:style-name="T1">[@name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437cm" svg:height="0.922cm" svg:x="1.262cm" svg:y="1.845cm">
          <text:p text:style-name="P1">N_VERTICE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436cm" svg:height="0.824cm" svg:x="1.263cm" svg:y="4.012cm">
          <text:p text:style-name="P1">N_FACE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436cm" svg:height="0.746cm" svg:x="1.263cm" svg:y="3.051cm">
          <text:p text:style-name="P1">N_EDGE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.302cm" svg:height="1.016cm" svg:x="15.055cm" svg:y="7.318cm">
          <text:p text:style-name="P1">EDGE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418cm" svg:y1="4.424cm" svg:x2="5.699cm" svg:y2="2.306cm" draw:start-shape="id1" draw:start-glue-point="3" draw:end-shape="id2" svg:d="M7418 4424h-860v-2118h-859" svg:viewBox="0 0 1720 2119">
          <text:p/>
        </draw:connector>
        <draw:connector draw:style-name="gr6" draw:text-style-name="P2" draw:layer="layout" svg:x1="7.418cm" svg:y1="4.424cm" svg:x2="5.699cm" svg:y2="3.424cm" draw:start-shape="id1" draw:start-glue-point="3" draw:end-shape="id3" draw:end-glue-point="1" svg:d="M7418 4424h-860v-1000h-859" svg:viewBox="0 0 1720 1001">
          <text:p/>
        </draw:connector>
        <draw:connector draw:style-name="gr6" draw:text-style-name="P2" draw:layer="layout" svg:x1="7.418cm" svg:y1="4.424cm" svg:x2="5.699cm" svg:y2="4.424cm" draw:start-shape="id1" draw:start-glue-point="3" draw:end-shape="id4" draw:end-glue-point="1" svg:d="M7418 4424h-1719" svg:viewBox="0 0 1720 1">
          <text:p/>
        </draw:connector>
        <draw:connector draw:style-name="gr6" draw:text-style-name="P2" draw:layer="layout" draw:line-skew="-0.08cm" svg:x1="9.428cm" svg:y1="5.426cm" svg:x2="16.706cm" svg:y2="7.318cm" draw:start-shape="id1" draw:start-glue-point="2" draw:end-shape="id5" svg:d="M9428 5426v866h7278v1026" svg:viewBox="0 0 7279 1893">
          <text:p/>
        </draw:connector>
        <draw:custom-shape draw:style-name="gr7" draw:text-style-name="P1" xml:id="id6" draw:id="id6" draw:layer="layout" svg:width="3.884cm" svg:height="1.016cm" svg:x="3.807cm" svg:y="7.318cm">
          <text:p text:style-name="P1">VERTICE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-0.08cm" svg:x1="9.428cm" svg:y1="5.426cm" svg:x2="5.749cm" svg:y2="7.318cm" draw:start-shape="id1" draw:start-glue-point="2" draw:end-shape="id6" draw:end-glue-point="0" svg:d="M9428 5426v866h-3679v1026" svg:viewBox="0 0 3680 1893">
          <text:p/>
        </draw:connector>
        <draw:custom-shape draw:style-name="gr8" draw:text-style-name="P1" xml:id="id7" draw:id="id7" draw:layer="layout" svg:width="3.482cm" svg:height="2.904cm" svg:x="1.155cm" svg:y="9.54cm">
          <text:p text:style-name="P1">COORDS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=”3”]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.749cm" svg:y1="8.334cm" svg:x2="2.896cm" svg:y2="9.54cm" draw:start-shape="id6" draw:start-glue-point="2" draw:end-shape="id7" draw:end-glue-point="0" svg:d="M5749 8334v583h-2853v623" svg:viewBox="0 0 2854 1207">
          <text:p/>
        </draw:connector>
        <draw:custom-shape draw:style-name="gr9" draw:text-style-name="P1" xml:id="id8" draw:id="id8" draw:layer="layout" svg:width="4.664cm" svg:height="1.097cm" svg:x="7.096cm" svg:y="1.381cm">
          <text:p text:style-name="P1">HybMeshData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9.428cm" svg:y1="2.478cm" svg:x2="9.428cm" svg:y2="3.423cm" draw:start-shape="id8" draw:start-glue-point="2" draw:end-shape="id1" draw:end-glue-point="0" svg:d="M9428 2478v945" svg:viewBox="0 0 1 946">
          <text:p/>
        </draw:connector>
        <draw:custom-shape draw:style-name="gr11" draw:text-style-name="P1" xml:id="id11" draw:id="id11" draw:layer="layout" svg:width="3.482cm" svg:height="3.666cm" svg:x="5.055cm" svg:y="9.54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0" draw:id="id10" draw:layer="layout" svg:width="5.307cm" svg:height="2.904cm" svg:x="11.055cm" svg:y="9.54cm">
          <text:p text:style-name="P1">VERT_CONNECT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=”2”]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6.706cm" svg:y1="8.334cm" svg:x2="18.738cm" svg:y2="9.54cm" draw:start-shape="id5" draw:start-glue-point="2" draw:end-shape="id9" draw:end-glue-point="0" svg:d="M16706 8334v583h2032v623" svg:viewBox="0 0 2033 1207">
          <text:p/>
        </draw:connector>
        <draw:connector draw:style-name="gr10" draw:text-style-name="P2" draw:layer="layout" svg:x1="16.706cm" svg:y1="8.334cm" svg:x2="13.708cm" svg:y2="9.54cm" draw:start-shape="id5" draw:start-glue-point="2" draw:end-shape="id10" draw:end-glue-point="0" svg:d="M16706 8334v583h-2998v623" svg:viewBox="0 0 2999 1207">
          <text:p/>
        </draw:connector>
        <draw:connector draw:style-name="gr10" draw:text-style-name="P2" draw:layer="layout" svg:x1="5.749cm" svg:y1="8.334cm" svg:x2="6.796cm" svg:y2="9.54cm" draw:start-shape="id6" draw:start-glue-point="2" draw:end-shape="id11" draw:end-glue-point="0" svg:d="M5749 8334v583h1047v623" svg:viewBox="0 0 1048 1207">
          <text:p/>
        </draw:connector>
        <draw:custom-shape draw:style-name="gr11" draw:text-style-name="P1" xml:id="id9" draw:id="id9" draw:layer="layout" svg:width="3.482cm" svg:height="3.666cm" svg:x="16.997cm" svg:y="9.54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78cm" svg:height="0.909cm" svg:x="1.373cm" svg:y="19.06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78cm" svg:height="0.872cm" svg:x="1.373cm" svg:y="20.68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8.444cm" svg:height="0.962cm" svg:x="3.351cm" svg:y="19.034cm">
          <draw:text-box>
            <text:p>- mandatory numeric arrays</text:p>
          </draw:text-box>
        </draw:frame>
        <draw:frame draw:style-name="gr16" draw:text-style-name="P4" draw:layer="layout" svg:width="6.031cm" svg:height="0.962cm" svg:x="3.251cm" svg:y="20.637cm">
          <draw:text-box>
            <text:p>- user defined fields</text:p>
          </draw:text-box>
        </draw:frame>
        <draw:frame draw:style-name="gr17" draw:text-style-name="P4" draw:layer="layout" svg:width="0.853cm" svg:height="0.962cm" svg:x="6.878cm" svg:y="8.652cm">
          <draw:text-box>
            <text:p>n</text:p>
          </draw:text-box>
        </draw:frame>
        <draw:frame draw:style-name="gr17" draw:text-style-name="P4" draw:layer="layout" svg:width="0.853cm" svg:height="0.962cm" svg:x="18.775cm" svg:y="8.651cm">
          <draw:text-box>
            <text:p>n</text:p>
          </draw:text-box>
        </draw:frame>
        <draw:frame draw:style-name="gr18" draw:text-style-name="P4" draw:layer="layout" svg:width="0.853cm" svg:height="1.148cm" svg:x="9.636cm" svg:y="2.519cm">
          <draw:text-box>
            <text:p>n</text:p>
          </draw:text-box>
        </draw:frame>
        <draw:custom-shape draw:style-name="gr5" draw:text-style-name="P1" xml:id="id12" draw:id="id12" draw:layer="layout" svg:width="3.302cm" svg:height="1.016cm" svg:x="7.777cm" svg:y="13.608cm">
          <text:p text:style-name="P1">FACES</text:p>
          <draw:enhanced-geometry svg:viewBox="0 0 21600 21600" draw:type="rectangle" draw:enhanced-path="M 0 0 L 21600 0 21600 21600 0 21600 0 0 Z N"/>
        </draw:custom-shape>
        <draw:custom-shape draw:style-name="gr19" draw:text-style-name="P3" xml:id="id14" draw:id="id14" draw:layer="layout" svg:width="5.614cm" svg:height="2.904cm" svg:x="9.63cm" svg:y="15.83cm">
          <text:p text:style-name="P1">EDGE_CONNECT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9.428cm" svg:y1="14.624cm" svg:x2="17.813cm" svg:y2="15.83cm" draw:start-shape="id12" draw:start-glue-point="2" draw:end-shape="id13" draw:end-glue-point="0" svg:d="M9428 14624v583h8385v623" svg:viewBox="0 0 8386 1207">
          <text:p/>
        </draw:connector>
        <draw:connector draw:style-name="gr10" draw:text-style-name="P2" draw:layer="layout" svg:x1="9.428cm" svg:y1="14.624cm" svg:x2="12.437cm" svg:y2="15.83cm" draw:start-shape="id12" draw:start-glue-point="2" draw:end-shape="id14" draw:end-glue-point="0" svg:d="M9428 14624v583h3009v623" svg:viewBox="0 0 3010 1207">
          <text:p/>
        </draw:connector>
        <draw:custom-shape draw:style-name="gr11" draw:text-style-name="P1" xml:id="id13" draw:id="id13" draw:layer="layout" svg:width="3.482cm" svg:height="3.666cm" svg:x="16.072cm" svg:y="15.83cm">
          <text:p text:style-name="P1">FIELD</text:p>
          <text:p text:style-name="P1"><text:span text:style-name="T1">[@name]</text:span></text:p>
          <text:p text:style-name="P1"><text:span text:style-name="T1">[@type]</text:span></text:p>
          <text:p text:style-name="P1"><text:span text:style-name="T1">[@format]</text:span></text:p>
          <text:p text:style-name="P1"><text:span text:style-name="T1">[@dim]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0.853cm" svg:height="0.962cm" svg:x="17.85cm" svg:y="14.741cm">
          <draw:text-box>
            <text:p>n</text:p>
          </draw:text-box>
        </draw:frame>
        <draw:connector draw:style-name="gr10" draw:text-style-name="P2" draw:layer="layout" svg:x1="9.428cm" svg:y1="5.426cm" svg:x2="9.428cm" svg:y2="13.608cm" draw:start-shape="id1" draw:start-glue-point="2" draw:end-shape="id12" draw:end-glue-point="0" svg:d="M9428 5426v8182" svg:viewBox="0 0 1 81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15:52:33</meta:creation-date>
    <dc:date>2016-11-21T17:40:15.599299603</dc:date>
    <meta:editing-duration>PT30M12S</meta:editing-duration>
    <meta:editing-cycles>13</meta:editing-cycles>
    <meta:generator>LibreOffice/5.1.3.2$Linux_X86_64 LibreOffice_project/10m0$Build-2</meta:generator>
    <meta:document-statistic meta:object-count="35"/>
  </office:meta>
</office:document-meta>
</file>